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FCDOB+AdvBMa1" svg:font-family="IFCDOB+AdvBMa1"/>
    <style:font-face style:name="IFCDMN+AdvEHR" svg:font-family="IFCDMN+AdvEHR" style:font-family-generic="roman"/>
    <style:font-face style:name="JCJFGE+AdvEHR" svg:font-family="JCJFGE+AdvEHR" style:font-family-generic="roman"/>
    <style:font-face style:name="JCJFGG+AdvEHRI" svg:font-family="JCJFGG+AdvEH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IFCDMN+AdvEHR" fo:font-size="10pt" style:font-name-asian="IFCDMN+AdvEHR" style:font-size-asian="10pt" style:font-name-complex="IFCDMN+AdvEHR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IFCDMN+AdvEHR" fo:font-size="10pt" style:font-name-asian="IFCDMN+AdvEHR" style:font-size-asian="10pt" style:font-name-complex="IFCDMN+AdvEHR" style:font-size-complex="10pt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style:text-autospace="none"/>
      <style:text-properties style:font-name="JCJFGE+AdvEHR" fo:font-size="10pt" style:font-name-asian="JCJFGE+AdvEHR" style:font-size-asian="10pt" style:font-name-complex="JCJFGE+AdvEHR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JCJFGE+AdvEHR" fo:font-size="10pt" style:font-name-asian="JCJFGE+AdvEHR" style:font-size-asian="10pt" style:font-name-complex="JCJFGE+AdvEHR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JCJFGE+AdvEHR" fo:font-size="10pt" fo:background-color="#ffff00" style:font-name-asian="JCJFGE+AdvEHR" style:font-size-asian="10pt" style:font-name-complex="JCJFGE+AdvEHR" style:font-size-complex="10pt"/>
    </style:style>
    <style:style style:name="T1" style:family="text">
      <style:text-properties style:font-name="IFCDOB+AdvBMa1" style:font-name-asian="IFCDOB+AdvBMa1" style:font-name-complex="IFCDOB+AdvBMa1"/>
    </style:style>
    <style:style style:name="T2" style:family="text">
      <style:text-properties style:font-name="IFCDMN+AdvEHR" fo:font-size="10pt" style:font-name-asian="IFCDMN+AdvEHR" style:font-size-asian="10pt" style:font-name-complex="IFCDMN+AdvEHR" style:font-size-complex="10pt"/>
    </style:style>
    <style:style style:name="T3" style:family="text">
      <style:text-properties style:font-name="JCJFGE+AdvEHR" fo:font-size="10pt" style:font-name-asian="JCJFGE+AdvEHR" style:font-size-asian="10pt" style:font-name-complex="JCJFGE+AdvEHR" style:font-size-complex="10pt"/>
    </style:style>
    <style:style style:name="T4" style:family="text">
      <style:text-properties fo:background-color="#ffff00"/>
    </style:style>
    <style:style style:name="T5" style:family="text">
      <style:text-properties style:font-name="JCJFGG+AdvEHRI" style:font-name-asian="JCJFGG+AdvEHRI" style:font-name-complex="JCJFGG+AdvEH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on <text:reference-mark-start text:name="ZOTERO_ITEM {&quot;citationItems&quot;:[{&quot;uri&quot;:[&quot;http://zotero.org/users/29527/items/RPH8M82Q&quot;]},{&quot;uri&quot;:[&quot;http://zotero.org/users/29527/items/6FRIA79C&quot;]}]} RNDmvbyGVAU1I"/>(Çalışkan and Callon 2010, 2009)<text:reference-mark-end text:name="ZOTERO_ITEM {&quot;citationItems&quot;:[{&quot;uri&quot;:[&quot;http://zotero.org/users/29527/items/RPH8M82Q&quot;]},{&quot;uri&quot;:[&quot;http://zotero.org/users/29527/items/6FRIA79C&quot;]}]} RNDmvbyGVAU1I"/></text:p>
      <text:p text:style-name="Standard">part 1</text:p>
      <text:p text:style-name="P2"><text:s/>The forces that explain the</text:p>
      <text:p text:style-name="P2">circulation<text:span text:style-name="T1"/> transformation of things are the same forces that give things value.</text:p>
      <text:p text:style-name="P2">In short, things circulate because they are valued and it is because they are</text:p>
      <text:p text:style-name="P2">valued that they become goods (Dewey, 1915). Circulation consists of an</text:p>
      <text:p text:style-name="P3"><text:span text:style-name="T2">essentially dual process involving continuous requalification and valuation. 389</text:span></text:p>
      <text:p text:style-name="P3"><text:span text:style-name="T2"/></text:p>
      <text:p text:style-name="P1"><text:s/>The issue is no longer to distinguish, demarcate and to</text:p>
      <text:p text:style-name="P2">contrast regimes such as reciprocity, redistribution or market transactions.</text:p>
      <text:p text:style-name="P2">Instead, the goal is to understand how complex and hybrid social configurations</text:p>
      <text:p text:style-name="P2">are perpetually being constructed through the conjoined contributions of</text:p>
      <text:p text:style-name="P2">circulating material entities, as well as competent agents engaged in valuation</text:p>
      <text:p text:style-name="P3"><text:span text:style-name="T2">practices 390</text:span></text:p>
      <text:p text:style-name="P3"><text:span text:style-name="T2"/></text:p>
      <text:p text:style-name="P3"><text:span text:style-name="T2">part ii</text:span></text:p>
      <text:p text:style-name="P3"><text:span text:style-name="T2"/></text:p>
      <text:p text:style-name="P4"><text:s/>An inventory and analysis of</text:p>
      <text:p text:style-name="P5">the investments required to transform entities from entangled beings into</text:p>
      <text:p text:style-name="P3"><text:span text:style-name="T3">passive things is a key issue for the study of marketization.</text:span><text:span text:style-name="T2"> 6</text:span></text:p>
      <text:p text:style-name="P3"><text:span text:style-name="T2"/></text:p>
      <text:p text:style-name="P4"><text:s/>The question of commodification has taken on a new salience due to the</text:p>
      <text:p text:style-name="P5">proliferation of ‘ living’ <text:s/>entities that have become candidates for marketization.</text:p>
      <text:p text:style-name="P5">Things such as genes, proteins, embryonic cells, GMOs and so on, currently</text:p>
      <text:p text:style-name="P5">being produced in laboratories through biomedical practices, raise difficult</text:p>
      <text:p text:style-name="P3"><text:span text:style-name="T3">problems in terms of economic framing.</text:span><text:span text:style-name="T2"> 6</text:span></text:p>
      <text:p text:style-name="P3"><text:span text:style-name="T2"/></text:p>
      <text:p text:style-name="P4"><text:s/>The assembly of devices</text:p>
      <text:p text:style-name="P5">and procedures that are necessary to make appropriation possible constitutes</text:p>
      <text:p text:style-name="P3"><text:span text:style-name="T3">another prime subject in the study of marketization.</text:span><text:span text:style-name="T2"> 7</text:span></text:p>
      <text:p text:style-name="P3"><text:span text:style-name="T2"/></text:p>
      <text:p text:style-name="P4"><text:s/>In comparison with other possible forms of economization, marketization’ s key</text:p>
      <text:p text:style-name="P5">characteristic is that a multiplicity and diversity of actors compete to</text:p>
      <text:p text:style-name="P5">participate in defining goods and valuing them. From an empirical point of</text:p>
      <text:p text:style-name="P5">view, the most visible and well-known forces that set markets in motion are</text:p>
      <text:p text:style-name="P5">firms, trades unions, state services, banks, hedge funds, pension funds,</text:p>
      <text:p text:style-name="P5">individual consumers and consumer unions and NGOs. To be more complete</text:p>
      <text:p text:style-name="P5">we could also mention the public- and private-sector research centres that</text:p>
      <text:p text:style-name="P5">prepare new products and processes, the international monetary or financial</text:p>
      <text:p text:style-name="P5">institutions, the regulatory or standardization agencies (whether they concern</text:p>
      <text:p text:style-name="P5">hard technologies or social technologies such as accounting rules and</text:p>
      <text:p text:style-name="P5">practices), as well as experts, lawyers, economists, think-tanks and other</text:p>
      <text:p text:style-name="P3"><text:span text:style-name="T3">spin doctors.</text:span><text:span text:style-name="T2"> 8</text:span></text:p>
      <text:p text:style-name="P3"><text:span text:style-name="T2"/></text:p>
      <text:p text:style-name="P3"><text:span text:style-name="T2">IMPORTANT DISCUSSION OF AGENCEMENT AND ITS INCLUSION OF DIVERSITY OF ACTORS</text:span></text:p>
      <text:p text:style-name="P3"><text:span text:style-name="T2"/></text:p>
      <text:p text:style-name="P4"><text:s/>The know-how, practices and methods that contribute to calculation,</text:p>
      <text:p text:style-name="P5">however, are not limited to accounting techniques. They also include activities</text:p>
      <text:p text:style-name="P5">that exist in both the academic and business worlds, such as the so-called</text:p>
      <text:p text:style-name="P5">management sciences (on marketing, see Cochoy, 1998). <text:span text:style-name="T4">The exploration of</text:span></text:p>
      <text:p text:style-name="P6">management tools, the disciplines, as well as the more or less formalized</text:p>
      <text:p text:style-name="P6">knowledge and know-how equipping firms (like strategic planning or</text:p>
      <text:p text:style-name="P5"><text:span text:style-name="T4">operational research) must be pushed forward. Such re</text:span>search has to go</text:p>
      <text:p text:style-name="P5">beyond the supply side, to include the calculating equipment of the</text:p>
      <text:p text:style-name="P5">intermediaries and of consumption-related agencies. The existence of powerful</text:p>
      <text:p text:style-name="P5">consumer unions, the active role of users in the design of products intended</text:p>
      <text:p text:style-name="P5">for them and the social movements promoting fair trade are all arguments for</text:p>
      <text:p text:style-name="P3"><text:span text:style-name="T3">research on the calculating forces of consumption (Mallard, 2007).</text:span><text:span text:style-name="T2"> 11</text:span></text:p>
      <text:p text:style-name="P3"><text:span text:style-name="T2"/></text:p>
      <text:p text:style-name="P3"><text:span text:style-name="T2"><text:s/></text:span><text:span text:style-name="T3"><text:s/>We suggest the term ‘ valorimeters’ <text:s/>to denote the various tools, procedures,</text:span></text:p>
      <text:p text:style-name="P5">machines, instruments or, more generally, devices effecting this controversial</text:p>
      <text:p text:style-name="P5">translation of values into figures and, more precisely, into monetary amounts</text:p>
      <text:p text:style-name="P5"><text:soft-page-break/>(Maurer, 2006). Calculative agencies which are able to achieve the imposition</text:p>
      <text:p text:style-name="P5">of their valorimeters, that is, their numeric calculation tools and algorithms,</text:p>
      <text:p text:style-name="P5">with their calculatory modes have a good chance of simultaneously being able</text:p>
      <text:p text:style-name="P5">to impose prices that those tools make it possible to calculate; they become</text:p>
      <text:p text:style-name="P5">positioned to transform their own valuation into an obligatory passage point</text:p>
      <text:p text:style-name="P5">and can spread the definitions of value that are more closely aligned with their</text:p>
      <text:p text:style-name="P5">interests (Guyer, 2004). The study of marketization that we propose is keenly</text:p>
      <text:p text:style-name="P5">interested in these valorimeters. It focuses on their design (by agents and/or by</text:p>
      <text:p text:style-name="P5">social scientists and especially economists, marketing professionals, experts in</text:p>
      <text:p text:style-name="P5">accounting or in the evaluation of costs and in management control), their</text:p>
      <text:p text:style-name="P5">implementation and their use, whether these prices correspond or not to the</text:p>
      <text:p text:style-name="P3"><text:span text:style-name="T3">transactions actually carried out.</text:span><text:span text:style-name="T2"> 17</text:span></text:p>
      <text:p text:style-name="P3"><text:span text:style-name="T2"/></text:p>
      <text:p text:style-name="P4"><text:s/>The upsurge of economic experimentation (both <text:span text:style-name="T5">in vitro </text:span><text:s/>and <text:span text:style-name="T5">in vivo</text:span> ) is</text:p>
      <text:p text:style-name="P5">strongly related to a transformation of the modelling itself, which in certain</text:p>
      <text:p text:style-name="P5">respects has become closer to simulation (Collier, 2008). The models are</text:p>
      <text:p text:style-name="P5">intended less to stylize and purify reality (Breslau, 2003) than to reproduce its</text:p>
      <text:p text:style-name="P3"><text:span text:style-name="T3">complexity and richness (the same shift can be observed in the natural sciences).</text:span><text:span text:style-name="T2"> 20</text:span></text:p>
      <text:p text:style-name="P3"><text:span text:style-name="T2"/></text:p>
      <text:p text:style-name="P4"><text:s/>Marketization becomes a dominant modality of economization. If the dynamics</text:p>
      <text:p text:style-name="P5">of economic markets are to be understood, then they must be placed within the</text:p>
      <text:p text:style-name="P5">context of broader movements that bring the economic into being. This is the</text:p>
      <text:p text:style-name="P3"><text:span text:style-name="T3">complete message of 22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FCDOB+AdvBMa1" svg:font-family="IFCDOB+AdvBMa1"/>
    <style:font-face style:name="IFCDMN+AdvEHR" svg:font-family="IFCDMN+AdvEHR" style:font-family-generic="roman"/>
    <style:font-face style:name="JCJFGE+AdvEHR" svg:font-family="JCJFGE+AdvEHR" style:font-family-generic="roman"/>
    <style:font-face style:name="JCJFGG+AdvEHRI" svg:font-family="JCJFGG+AdvEH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4:55:01</meta:creation-date>
    <dc:date>2010-08-17T17:02:32</dc:date>
    <meta:editing-duration>PT02H01M54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2" meta:paragraph-count="74" meta:word-count="750" meta:character-count="4956"/>
    <meta:user-defined meta:name="Info 1"/>
    <meta:user-defined meta:name="Info 2"/>
    <meta:user-defined meta:name="Info 3"/>
    <meta:user-defined meta:name="Info 4"/>
    <meta:user-defined meta:name="ZOTERO_PREF_1">&lt;data&gt;&lt;session id="1Zvbnfgs"/&gt;&lt;style id="http://www.zotero.org/styles/asa" hasBibliography="0"/&gt;&lt;prefs&gt;&lt;pref name="fieldType" value="ReferenceMark"/&gt;&lt;pref name="noteType" value="0"/&gt;&lt;/prefs&gt;&lt;/data&gt;</meta:user-defined>
  </office:meta>
</office:document-meta>
</file>